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9.89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Finess PMSI permettant la transmission sur e-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40 Changement position dans le format - N° attribué par l'établis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Attention format de date différent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3F 43 - Code de l'article de la L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70 - Indiquer le nombre d'articles ident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72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79 -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86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93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F 100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office:value-type="string" calcext:value-type="string">
            <text:p>Numéro de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10.494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fichier rsface2018p.ods et les différences ajoutées à la mai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Valeur=P" calcext:value-type="string">
            <text:p>TENR VARCHAR(1), --Type d'enregistrement na Valeur=P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Finess PMSI permettant la transmission sur e-PMSI" calcext:value-type="string">
            <text:p>FINESS VARCHAR(9), --Numéro FINESS d’inscription ePMSI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12" calcext:value-type="string">
            <text:p>NIA VARCHAR(13), --N° immatriculation assuré Type 2 CP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25" calcext:value-type="string">
            <text:p>CNI NUMERIC(2), --Clé du n° immatriculation Type 2 CP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27 - Valeur 000 pour le régime général. A prendre sur l’attestation de droits ou la prise en charge pour autres régimes si présent" calcext:value-type="string">
            <text:p>RGB NUMERIC(3), --Rang de bénéficiaire Type 2 CP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° d'entrée Type 2 CP 40 Changement position dans le format - N° attribué par l'établissement" calcext:value-type="string">
            <text:p>NENT NUMERIC(9), --N° d'entrée Type 2 CP 40 Changement position dans le format - N° attribué par l'établissemen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S CP 50 A renseigner si l’information est présente sur la carte Vitale, l’attestation de droits ou la prise en charge." calcext:value-type="string">
            <text:p>NII VARCHAR(13), --N° immatriculation individuel Type 2S CP 50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S CP 63 A prendre sur le même support que le n° immatriculation. Clé à contrôler après la saisie, cf. annexe 5 de la norme B2" calcext:value-type="string">
            <text:p>CNII NUMERIC(2), --Clé du n° immatriculation individuel Type 2S CP 63 A prendre sur le même support que le n° immatriculation. Clé à contrôler après la saisie, cf. annexe 5 de la norme B2</text:p>
          </table:table-cell>
        </table:table-row>
        <table:table-row table:style-name="ro1">
          <table:table-cell table:formula="of:=[champs.C11]" office:value-type="string" office:string-value="DDSEJ" calcext:value-type="string">
            <text:p>DDSEJ</text:p>
          </table:table-cell>
          <table:table-cell table:formula="of:=[champs.D11]" office:value-type="float" office:value="8" calcext:value-type="float">
            <text:p>8</text:p>
          </table:table-cell>
          <table:table-cell table:number-columns-repeated="2"/>
          <table:table-cell table:formula="of:=[champs.I11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1];&quot; &quot;;[.F11];&quot;, --&quot;;[champs.B11];&quot; &quot;;[champs.K11])" office:value-type="string" office:string-value="DDSEJ DATE, --Date de début de séjour Type 3 CP 44 Attention format de date différent (JJMMAAAA) - ATTENTION : format différent de la norme B2 (8 car. demandé contre 6 car. norme B2)" calcext:value-type="string">
            <text:p>DDSEJ DATE, --Date de début de séjour Type 3 CP 44 Attention format de date différent (JJMMAAAA) - ATTENTION : format différent de la norme B2 (8 car. demandé contre 6 car. norme B2)</text:p>
          </table:table-cell>
        </table:table-row>
        <table:table-row table:style-name="ro1">
          <table:table-cell table:formula="of:=[champs.C12]" office:value-type="string" office:string-value="CRLPP" calcext:value-type="string">
            <text:p>CRLPP</text:p>
          </table:table-cell>
          <table:table-cell table:formula="of:=[champs.D12]" office:value-type="float" office:value="13" calcext:value-type="float">
            <text:p>13</text:p>
          </table:table-cell>
          <table:table-cell table:number-columns-repeated="2"/>
          <table:table-cell table:formula="of:=[champs.I1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2];&quot; &quot;;[.F12];&quot;(&quot;;[.B12];&quot;), --&quot;;[champs.B12];&quot; &quot;;[champs.K12])" office:value-type="string" office:string-value="CRLPP VARCHAR(13), --Code référence LPP Type 3F 43 - Code de l'article de la LPP" calcext:value-type="string">
            <text:p>CRLPP VARCHAR(13), --Code référence LPP Type 3F 43 - Code de l'article de la LPP</text:p>
          </table:table-cell>
        </table:table-row>
        <table:table-row table:style-name="ro1">
          <table:table-cell table:formula="of:=[champs.C13]" office:value-type="string" office:string-value="QTE" calcext:value-type="string">
            <text:p>QTE</text:p>
          </table:table-cell>
          <table:table-cell table:formula="of:=[champs.D13]" office:value-type="float" office:value="2" calcext:value-type="float">
            <text:p>2</text:p>
          </table:table-cell>
          <table:table-cell table:number-columns-repeated="2"/>
          <table:table-cell table:formula="of:=[champs.I13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3];&quot; &quot;;[.F13];&quot;(&quot;;[.B13];&quot;), --&quot;;[champs.B13];&quot; &quot;;[champs.K13])" office:value-type="string" office:string-value="QTE NUMERIC(2), --Quantité Type 3F 70 - Indiquer le nombre d'articles identiques" calcext:value-type="string">
            <text:p>QTE NUMERIC(2), --Quantité Type 3F 70 - Indiquer le nombre d'articles identiques</text:p>
          </table:table-cell>
        </table:table-row>
        <table:table-row table:style-name="ro1">
          <table:table-cell table:formula="of:=[champs.C14]" office:value-type="string" office:string-value="TRLPP" calcext:value-type="string">
            <text:p>TRLPP</text:p>
          </table:table-cell>
          <table:table-cell table:formula="of:=[champs.D14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4];&quot; &quot;;[.F14];&quot;(&quot;;[.B14];&quot;,&quot;;[.C14];&quot;), --&quot;;[champs.B14];&quot; &quot;;[champs.K14])" office:value-type="string" office:string-value="TRLPP NUMERIC(7,2), --Tarif référence LPP ou Prix Unitaire sur devis Type 3F 72 (5+2)" calcext:value-type="string">
            <text:p>TRLPP NUMERIC(7,2), --Tarif référence LPP ou Prix Unitaire sur devis Type 3F 72 (5+2)</text:p>
          </table:table-cell>
        </table:table-row>
        <table:table-row table:style-name="ro1">
          <table:table-cell table:formula="of:=[champs.C15]" office:value-type="string" office:string-value="MTF" calcext:value-type="string">
            <text:p>MTF</text:p>
          </table:table-cell>
          <table:table-cell table:formula="of:=[champs.D1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5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5];&quot; &quot;;[.F15];&quot;(&quot;;[.B15];&quot;,&quot;;[.C15];&quot;), --&quot;;[champs.B15];&quot; &quot;;[champs.K15])" office:value-type="string" office:string-value="MTF NUMERIC(7,2), --Montant total facturé Type 3F 79 -0 par défaut (5+2)" calcext:value-type="string">
            <text:p>MTF NUMERIC(7,2), --Montant total facturé Type 3F 79 -0 par défaut (5+2)</text:p>
          </table:table-cell>
        </table:table-row>
        <table:table-row table:style-name="ro1">
          <table:table-cell table:formula="of:=[champs.C16]" office:value-type="string" office:string-value="PAU" calcext:value-type="string">
            <text:p>PAU</text:p>
          </table:table-cell>
          <table:table-cell table:formula="of:=[champs.D16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6];&quot; &quot;;[.F16];&quot;(&quot;;[.B16];&quot;,&quot;;[.C16];&quot;), --&quot;;[champs.B16];&quot; &quot;;[champs.K16])" office:value-type="string" office:string-value="PAU NUMERIC(7,2), --Prix d'achat unitaire Type 3F 86 (5+2)" calcext:value-type="string">
            <text:p>PAU NUMERIC(7,2), --Prix d'achat unitaire Type 3F 86 (5+2)</text:p>
          </table:table-cell>
        </table:table-row>
        <table:table-row table:style-name="ro1">
          <table:table-cell table:formula="of:=[champs.C17]" office:value-type="string" office:string-value="MUEI" calcext:value-type="string">
            <text:p>MUEI</text:p>
          </table:table-cell>
          <table:table-cell table:formula="of:=[champs.D1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7];&quot; &quot;;[.F17];&quot;(&quot;;[.B17];&quot;,&quot;;[.C17];&quot;), --&quot;;[champs.B17];&quot; &quot;;[champs.K17])" office:value-type="string" office:string-value="MUEI NUMERIC(7,2), --Montant unitaire de l'écart indemnisable Type 3F 93 (5+2)" calcext:value-type="string">
            <text:p>MUEI NUMERIC(7,2), --Montant unitaire de l'écart indemnisable Type 3F 93 (5+2)</text:p>
          </table:table-cell>
        </table:table-row>
        <table:table-row table:style-name="ro1">
          <table:table-cell table:formula="of:=[champs.C18]" office:value-type="string" office:string-value="MTEI" calcext:value-type="string">
            <text:p>MTEI</text:p>
          </table:table-cell>
          <table:table-cell table:formula="of:=[champs.D18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8];&quot; &quot;;[.F18];&quot;(&quot;;[.B18];&quot;,&quot;;[.C18];&quot;), --&quot;;[champs.B18];&quot; &quot;;[champs.K18])" office:value-type="string" office:string-value="MTEI NUMERIC(7,2), --Montant total de l'écart indemnisable Type 3F 100 (5+2)" calcext:value-type="string">
            <text:p>MTEI NUMERIC(7,2), --Montant total de l'écart indemnisable Type 3F 100 (5+2)</text:p>
          </table:table-cell>
        </table:table-row>
        <table:table-row table:style-name="ro1">
          <table:table-cell table:formula="of:=[champs.C19]" office:value-type="string" office:string-value="NFACT" calcext:value-type="string">
            <text:p>NFACT</text:p>
          </table:table-cell>
          <table:table-cell table:formula="of:=[champs.D19]" office:value-type="float" office:value="9" calcext:value-type="float">
            <text:p>9</text:p>
          </table:table-cell>
          <table:table-cell table:number-columns-repeated="2"/>
          <table:table-cell table:formula="of:=[champs.I19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9];&quot; &quot;;[.F19];&quot;(&quot;;[.B19];&quot;), --&quot;;[champs.B19];&quot; &quot;;[champs.K19])" office:value-type="string" office:string-value="NFACT NUMERIC(9), --Numéro de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de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0/00/0000</text:date>, <text:time style:data-style-name="N2" text:time-value="14:14:37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9-04T14:26:04.891000000</dc:date>
    <meta:editing-duration>PT3H12M59S</meta:editing-duration>
    <meta:editing-cycles>46</meta:editing-cycles>
    <meta:document-statistic meta:table-count="3" meta:cell-count="323" meta:object-count="0"/>
  </office:meta>
</office:document-meta>
</file>